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2.282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503cm"/>
    </style:style>
    <style:style style:name="co4" style:family="table-column">
      <style:table-column-properties fo:break-before="auto" style:column-width="2.1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1.909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1.536cm"/>
    </style:style>
    <style:style style:name="co12" style:family="table-column">
      <style:table-column-properties fo:break-before="auto" style:column-width="2.085cm"/>
    </style:style>
    <style:style style:name="co13" style:family="table-column">
      <style:table-column-properties fo:break-before="auto" style:column-width="1.711cm"/>
    </style:style>
    <style:style style:name="co14" style:family="table-column">
      <style:table-column-properties fo:break-before="auto" style:column-width="2.217cm"/>
    </style:style>
    <style:style style:name="co15" style:family="table-column">
      <style:table-column-properties fo:break-before="auto" style:column-width="1.953cm"/>
    </style:style>
    <style:style style:name="co16" style:family="table-column">
      <style:table-column-properties fo:break-before="auto" style:column-width="1.602cm"/>
    </style:style>
    <style:style style:name="co17" style:family="table-column">
      <style:table-column-properties fo:break-before="auto" style:column-width="1.558cm"/>
    </style:style>
    <style:style style:name="co18" style:family="table-column">
      <style:table-column-properties fo:break-before="auto" style:column-width="2.415cm"/>
    </style:style>
    <style:style style:name="co19" style:family="table-column">
      <style:table-column-properties fo:break-before="auto" style:column-width="3.358cm"/>
    </style:style>
    <style:style style:name="co20" style:family="table-column">
      <style:table-column-properties fo:break-before="auto" style:column-width="3.381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1" style:font-name-complex="Times New Roman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16127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1635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5 年 1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1635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224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224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224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224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71042" calcext:value-type="float">
            <text:p><text:s text:c="3"/>71,042</text:p>
          </table:table-cell>
          <table:table-cell table:style-name="ce25" office:value-type="float" office:value="3845" calcext:value-type="float">
            <text:p><text:s text:c="3"/>3,845</text:p>
          </table:table-cell>
          <table:table-cell table:style-name="ce25" office:value-type="float" office:value="5791" calcext:value-type="float">
            <text:p><text:s text:c="3"/>5,791</text:p>
          </table:table-cell>
          <table:table-cell table:style-name="ce25" office:value-type="float" office:value="4861" calcext:value-type="float">
            <text:p><text:s text:c="3"/>4,861</text:p>
          </table:table-cell>
          <table:table-cell table:style-name="ce25" office:value-type="float" office:value="2792" calcext:value-type="float">
            <text:p><text:s text:c="3"/>2,792</text:p>
          </table:table-cell>
          <table:table-cell table:style-name="ce25" office:value-type="float" office:value="2587" calcext:value-type="float">
            <text:p><text:s text:c="3"/>2,587</text:p>
          </table:table-cell>
          <table:table-cell table:style-name="ce25" office:value-type="float" office:value="1562" calcext:value-type="float">
            <text:p><text:s text:c="3"/>1,562</text:p>
          </table:table-cell>
          <table:table-cell table:style-name="ce25" office:value-type="float" office:value="2521" calcext:value-type="float">
            <text:p><text:s text:c="3"/>2,521</text:p>
          </table:table-cell>
          <table:table-cell table:style-name="ce25" office:value-type="float" office:value="6896" calcext:value-type="float">
            <text:p><text:s text:c="3"/>6,896</text:p>
          </table:table-cell>
          <table:table-cell table:style-name="ce25" office:value-type="float" office:value="534" calcext:value-type="float">
            <text:p><text:s text:c="3"/>534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2962" calcext:value-type="float">
            <text:p><text:s text:c="3"/>2,962</text:p>
          </table:table-cell>
          <table:table-cell table:style-name="ce25" office:value-type="float" office:value="35656" calcext:value-type="float">
            <text:p><text:s text:c="3"/>35,656</text:p>
          </table:table-cell>
          <table:table-cell table:style-name="ce25" office:value-type="float" office:value="1025" calcext:value-type="float">
            <text:p><text:s text:c="3"/>1,025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25" office:value-type="float" office:value="72323" calcext:value-type="float">
            <text:p><text:s text:c="3"/>72,323</text:p>
          </table:table-cell>
          <table:table-cell table:style-name="ce25" office:value-type="float" office:value="6059" calcext:value-type="float">
            <text:p><text:s text:c="3"/>6,059</text:p>
          </table:table-cell>
          <table:table-cell table:style-name="ce25" office:value-type="float" office:value="6200" calcext:value-type="float">
            <text:p><text:s text:c="3"/>6,200</text:p>
          </table:table-cell>
          <table:table-cell table:style-name="ce25" office:value-type="float" office:value="3716" calcext:value-type="float">
            <text:p><text:s text:c="3"/>3,716</text:p>
          </table:table-cell>
          <table:table-cell table:style-name="ce25" office:value-type="float" office:value="3520" calcext:value-type="float">
            <text:p><text:s text:c="3"/>3,520</text:p>
          </table:table-cell>
          <table:table-cell table:style-name="ce25" office:value-type="float" office:value="3476" calcext:value-type="float">
            <text:p><text:s text:c="3"/>3,476</text:p>
          </table:table-cell>
          <table:table-cell table:style-name="ce25" office:value-type="float" office:value="1818" calcext:value-type="float">
            <text:p><text:s text:c="3"/>1,818</text:p>
          </table:table-cell>
          <table:table-cell table:style-name="ce25" office:value-type="float" office:value="2341" calcext:value-type="float">
            <text:p><text:s text:c="3"/>2,341</text:p>
          </table:table-cell>
          <table:table-cell table:style-name="ce25" office:value-type="float" office:value="6114" calcext:value-type="float">
            <text:p><text:s text:c="3"/>6,114</text:p>
          </table:table-cell>
          <table:table-cell table:style-name="ce25" office:value-type="float" office:value="359" calcext:value-type="float">
            <text:p><text:s text:c="3"/>359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2962" calcext:value-type="float">
            <text:p><text:s text:c="3"/>2,962</text:p>
          </table:table-cell>
          <table:table-cell table:style-name="ce25" office:value-type="float" office:value="35656" calcext:value-type="float">
            <text:p><text:s text:c="3"/>35,656</text:p>
          </table:table-cell>
          <table:table-cell table:style-name="ce25" office:value-type="float" office:value="83" calcext:value-type="float">
            <text:p><text:s text:c="3"/>83</text:p>
          </table:table-cell>
          <table:table-cell table:style-name="ce25" office:value-type="float" office:value="19" calcext:value-type="float">
            <text:p><text:s text:c="3"/>19</text:p>
          </table:table-cell>
          <table:table-cell table:style-name="ce29" office:value-type="float" office:value="-1281" calcext:value-type="float">
            <text:p>－1,281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32742" calcext:value-type="float">
            <text:p><text:s text:c="3"/>32,742</text:p>
          </table:table-cell>
          <table:table-cell table:style-name="ce25" office:value-type="float" office:value="1701" calcext:value-type="float">
            <text:p><text:s text:c="3"/>1,701</text:p>
          </table:table-cell>
          <table:table-cell table:style-name="ce25" office:value-type="float" office:value="2669" calcext:value-type="float">
            <text:p><text:s text:c="3"/>2,669</text:p>
          </table:table-cell>
          <table:table-cell table:style-name="ce25" office:value-type="float" office:value="2298" calcext:value-type="float">
            <text:p><text:s text:c="3"/>2,298</text:p>
          </table:table-cell>
          <table:table-cell table:style-name="ce25" office:value-type="float" office:value="1319" calcext:value-type="float">
            <text:p><text:s text:c="3"/>1,319</text:p>
          </table:table-cell>
          <table:table-cell table:style-name="ce25" office:value-type="float" office:value="1206" calcext:value-type="float">
            <text:p><text:s text:c="3"/>1,206</text:p>
          </table:table-cell>
          <table:table-cell table:style-name="ce25" office:value-type="float" office:value="753" calcext:value-type="float">
            <text:p><text:s text:c="3"/>753</text:p>
          </table:table-cell>
          <table:table-cell table:style-name="ce25" office:value-type="float" office:value="1177" calcext:value-type="float">
            <text:p><text:s text:c="3"/>1,177</text:p>
          </table:table-cell>
          <table:table-cell table:style-name="ce25" office:value-type="float" office:value="3233" calcext:value-type="float">
            <text:p><text:s text:c="3"/>3,233</text:p>
          </table:table-cell>
          <table:table-cell table:style-name="ce25" office:value-type="float" office:value="291" calcext:value-type="float">
            <text:p><text:s text:c="3"/>291</text:p>
          </table:table-cell>
          <table:table-cell table:style-name="ce27" office:value-type="float" office:value="1" calcext:value-type="float">
            <text:p>1</text:p>
          </table:table-cell>
          <table:table-cell table:style-name="ce25" office:value-type="float" office:value="1315" calcext:value-type="float">
            <text:p><text:s text:c="3"/>1,315</text:p>
          </table:table-cell>
          <table:table-cell table:style-name="ce25" office:value-type="float" office:value="16358" calcext:value-type="float">
            <text:p><text:s text:c="3"/>16,358</text:p>
          </table:table-cell>
          <table:table-cell table:style-name="ce25" office:value-type="float" office:value="417" calcext:value-type="float">
            <text:p><text:s text:c="3"/>417</text:p>
          </table:table-cell>
          <table:table-cell table:style-name="ce25" office:value-type="float" office:value="4" calcext:value-type="float">
            <text:p><text:s text:c="3"/>4</text:p>
          </table:table-cell>
          <table:table-cell table:style-name="ce25" office:value-type="float" office:value="33304" calcext:value-type="float">
            <text:p><text:s text:c="3"/>33,304</text:p>
          </table:table-cell>
          <table:table-cell table:style-name="ce25" office:value-type="float" office:value="2627" calcext:value-type="float">
            <text:p><text:s text:c="3"/>2,627</text:p>
          </table:table-cell>
          <table:table-cell table:style-name="ce25" office:value-type="float" office:value="2897" calcext:value-type="float">
            <text:p><text:s text:c="3"/>2,897</text:p>
          </table:table-cell>
          <table:table-cell table:style-name="ce25" office:value-type="float" office:value="1664" calcext:value-type="float">
            <text:p><text:s text:c="3"/>1,664</text:p>
          </table:table-cell>
          <table:table-cell table:style-name="ce25" office:value-type="float" office:value="1616" calcext:value-type="float">
            <text:p><text:s text:c="3"/>1,616</text:p>
          </table:table-cell>
          <table:table-cell table:style-name="ce25" office:value-type="float" office:value="1619" calcext:value-type="float">
            <text:p><text:s text:c="3"/>1,619</text:p>
          </table:table-cell>
          <table:table-cell table:style-name="ce25" office:value-type="float" office:value="875" calcext:value-type="float">
            <text:p><text:s text:c="3"/>875</text:p>
          </table:table-cell>
          <table:table-cell table:style-name="ce25" office:value-type="float" office:value="1126" calcext:value-type="float">
            <text:p><text:s text:c="3"/>1,126</text:p>
          </table:table-cell>
          <table:table-cell table:style-name="ce25" office:value-type="float" office:value="2933" calcext:value-type="float">
            <text:p><text:s text:c="3"/>2,933</text:p>
          </table:table-cell>
          <table:table-cell table:style-name="ce25" office:value-type="float" office:value="216" calcext:value-type="float">
            <text:p><text:s text:c="3"/>216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315" calcext:value-type="float">
            <text:p><text:s text:c="3"/>1,315</text:p>
          </table:table-cell>
          <table:table-cell table:style-name="ce25" office:value-type="float" office:value="16358" calcext:value-type="float">
            <text:p><text:s text:c="3"/>16,358</text:p>
          </table:table-cell>
          <table:table-cell table:style-name="ce25" office:value-type="float" office:value="48" calcext:value-type="float">
            <text:p><text:s text:c="3"/>48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43" office:value-type="float" office:value="-562" calcext:value-type="float">
            <text:p>－562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38300" calcext:value-type="float">
            <text:p><text:s text:c="3"/>38,300</text:p>
          </table:table-cell>
          <table:table-cell table:style-name="ce25" office:value-type="float" office:value="2144" calcext:value-type="float">
            <text:p><text:s text:c="3"/>2,144</text:p>
          </table:table-cell>
          <table:table-cell table:style-name="ce25" office:value-type="float" office:value="3122" calcext:value-type="float">
            <text:p><text:s text:c="3"/>3,122</text:p>
          </table:table-cell>
          <table:table-cell table:style-name="ce25" office:value-type="float" office:value="2563" calcext:value-type="float">
            <text:p><text:s text:c="3"/>2,563</text:p>
          </table:table-cell>
          <table:table-cell table:style-name="ce25" office:value-type="float" office:value="1473" calcext:value-type="float">
            <text:p><text:s text:c="3"/>1,473</text:p>
          </table:table-cell>
          <table:table-cell table:style-name="ce25" office:value-type="float" office:value="1381" calcext:value-type="float">
            <text:p><text:s text:c="3"/>1,381</text:p>
          </table:table-cell>
          <table:table-cell table:style-name="ce25" office:value-type="float" office:value="809" calcext:value-type="float">
            <text:p><text:s text:c="3"/>809</text:p>
          </table:table-cell>
          <table:table-cell table:style-name="ce25" office:value-type="float" office:value="1344" calcext:value-type="float">
            <text:p><text:s text:c="3"/>1,344</text:p>
          </table:table-cell>
          <table:table-cell table:style-name="ce25" office:value-type="float" office:value="3663" calcext:value-type="float">
            <text:p><text:s text:c="3"/>3,663</text:p>
          </table:table-cell>
          <table:table-cell table:style-name="ce25" office:value-type="float" office:value="243" calcext:value-type="float">
            <text:p><text:s text:c="3"/>243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647" calcext:value-type="float">
            <text:p><text:s text:c="3"/>1,647</text:p>
          </table:table-cell>
          <table:table-cell table:style-name="ce25" office:value-type="float" office:value="19298" calcext:value-type="float">
            <text:p><text:s text:c="3"/>19,298</text:p>
          </table:table-cell>
          <table:table-cell table:style-name="ce25" office:value-type="float" office:value="608" calcext:value-type="float">
            <text:p><text:s text:c="3"/>608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25" office:value-type="float" office:value="39019" calcext:value-type="float">
            <text:p><text:s text:c="3"/>39,019</text:p>
          </table:table-cell>
          <table:table-cell table:style-name="ce25" office:value-type="float" office:value="3432" calcext:value-type="float">
            <text:p><text:s text:c="3"/>3,432</text:p>
          </table:table-cell>
          <table:table-cell table:style-name="ce25" office:value-type="float" office:value="3303" calcext:value-type="float">
            <text:p><text:s text:c="3"/>3,303</text:p>
          </table:table-cell>
          <table:table-cell table:style-name="ce25" office:value-type="float" office:value="2052" calcext:value-type="float">
            <text:p><text:s text:c="3"/>2,052</text:p>
          </table:table-cell>
          <table:table-cell table:style-name="ce25" office:value-type="float" office:value="1904" calcext:value-type="float">
            <text:p><text:s text:c="3"/>1,904</text:p>
          </table:table-cell>
          <table:table-cell table:style-name="ce25" office:value-type="float" office:value="1857" calcext:value-type="float">
            <text:p><text:s text:c="3"/>1,857</text:p>
          </table:table-cell>
          <table:table-cell table:style-name="ce25" office:value-type="float" office:value="943" calcext:value-type="float">
            <text:p><text:s text:c="3"/>943</text:p>
          </table:table-cell>
          <table:table-cell table:style-name="ce25" office:value-type="float" office:value="1215" calcext:value-type="float">
            <text:p><text:s text:c="3"/>1,215</text:p>
          </table:table-cell>
          <table:table-cell table:style-name="ce25" office:value-type="float" office:value="3181" calcext:value-type="float">
            <text:p><text:s text:c="3"/>3,181</text:p>
          </table:table-cell>
          <table:table-cell table:style-name="ce25" office:value-type="float" office:value="143" calcext:value-type="float">
            <text:p><text:s text:c="3"/>143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647" calcext:value-type="float">
            <text:p><text:s text:c="3"/>1,647</text:p>
          </table:table-cell>
          <table:table-cell table:style-name="ce25" office:value-type="float" office:value="19298" calcext:value-type="float">
            <text:p><text:s text:c="3"/>19,298</text:p>
          </table:table-cell>
          <table:table-cell table:style-name="ce25" office:value-type="float" office:value="35" calcext:value-type="float">
            <text:p><text:s text:c="3"/>35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44" office:value-type="float" office:value="-719" calcext:value-type="float">
            <text:p>－719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2140" calcext:value-type="float">
            <text:p>12,140</text:p>
          </table:table-cell>
          <table:table-cell table:style-name="ce26" office:value-type="float" office:value="935" calcext:value-type="float">
            <text:p>93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055" calcext:value-type="float">
            <text:p>3,055</text:p>
          </table:table-cell>
          <table:table-cell table:style-name="ce26" office:value-type="float" office:value="942" calcext:value-type="float">
            <text:p>942</text:p>
          </table:table-cell>
          <table:table-cell table:style-name="ce26" office:value-type="float" office:value="333" calcext:value-type="float">
            <text:p>333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266" calcext:value-type="float">
            <text:p>266</text:p>
          </table:table-cell>
          <table:table-cell table:style-name="ce26" office:value-type="float" office:value="1327" calcext:value-type="float">
            <text:p>1,327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789" calcext:value-type="float">
            <text:p>4,789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970" calcext:value-type="float">
            <text:p>11,970</text:p>
          </table:table-cell>
          <table:table-cell table:style-name="ce26" office:value-type="float" office:value="1368" calcext:value-type="float">
            <text:p>1,36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165" calcext:value-type="float">
            <text:p>2,165</text:p>
          </table:table-cell>
          <table:table-cell table:style-name="ce26" office:value-type="float" office:value="1350" calcext:value-type="float">
            <text:p>1,350</text:p>
          </table:table-cell>
          <table:table-cell table:style-name="ce26" office:value-type="float" office:value="349" calcext:value-type="float">
            <text:p>349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1382" calcext:value-type="float">
            <text:p>1,382</text:p>
          </table:table-cell>
          <table:table-cell table:style-name="ce26" office:value-type="float" office:value="81" calcext:value-type="float">
            <text:p>8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789" calcext:value-type="float">
            <text:p>4,789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170" calcext:value-type="float">
            <text:p>170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560" calcext:value-type="float">
            <text:p>5,560</text:p>
          </table:table-cell>
          <table:table-cell table:style-name="ce27" office:value-type="float" office:value="389" calcext:value-type="float">
            <text:p>38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19" calcext:value-type="float">
            <text:p>1,419</text:p>
          </table:table-cell>
          <table:table-cell table:style-name="ce27" office:value-type="float" office:value="449" calcext:value-type="float">
            <text:p>449</text:p>
          </table:table-cell>
          <table:table-cell table:style-name="ce27" office:value-type="float" office:value="156" calcext:value-type="float">
            <text:p>156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628" calcext:value-type="float">
            <text:p>628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182" calcext:value-type="float">
            <text:p>2,182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461" calcext:value-type="float">
            <text:p>5,461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69" calcext:value-type="float">
            <text:p>969</text:p>
          </table:table-cell>
          <table:table-cell table:style-name="ce27" office:value-type="float" office:value="595" calcext:value-type="float">
            <text:p>595</text:p>
          </table:table-cell>
          <table:table-cell table:style-name="ce27" office:value-type="float" office:value="158" calcext:value-type="float">
            <text:p>158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671" calcext:value-type="float">
            <text:p>671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182" calcext:value-type="float">
            <text:p>2,18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99" calcext:value-type="float">
            <text:p>99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580" calcext:value-type="float">
            <text:p>6,580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63" calcext:value-type="float">
            <text:p>6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607" calcext:value-type="float">
            <text:p>2,607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509" calcext:value-type="float">
            <text:p>6,509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96" calcext:value-type="float">
            <text:p>1,196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711" calcext:value-type="float">
            <text:p>711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607" calcext:value-type="float">
            <text:p>2,60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4" calcext:value-type="float">
            <text:p>4</text:p>
          </table:table-cell>
          <table:table-cell table:style-name="ce46" office:value-type="float" office:value="71" calcext:value-type="float">
            <text:p>71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8124" calcext:value-type="float">
            <text:p>8,124</text:p>
          </table:table-cell>
          <table:table-cell table:style-name="ce26" office:value-type="float" office:value="928" calcext:value-type="float">
            <text:p>928</text:p>
          </table:table-cell>
          <table:table-cell table:style-name="ce26" office:value-type="float" office:value="2165" calcext:value-type="float">
            <text:p>2,16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45" calcext:value-type="float">
            <text:p>345</text:p>
          </table:table-cell>
          <table:table-cell table:style-name="ce26" office:value-type="float" office:value="206" calcext:value-type="float">
            <text:p>206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681" calcext:value-type="float">
            <text:p>681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250" calcext:value-type="float">
            <text:p>3,250</text:p>
          </table:table-cell>
          <table:table-cell table:style-name="ce26" office:value-type="float" office:value="229" calcext:value-type="float">
            <text:p>22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9894" calcext:value-type="float">
            <text:p>9,894</text:p>
          </table:table-cell>
          <table:table-cell table:style-name="ce26" office:value-type="float" office:value="1761" calcext:value-type="float">
            <text:p>1,761</text:p>
          </table:table-cell>
          <table:table-cell table:style-name="ce26" office:value-type="float" office:value="3055" calcext:value-type="float">
            <text:p>3,05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58" calcext:value-type="float">
            <text:p>558</text:p>
          </table:table-cell>
          <table:table-cell table:style-name="ce26" office:value-type="float" office:value="262" calcext:value-type="float">
            <text:p>262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698" calcext:value-type="float">
            <text:p>698</text:p>
          </table:table-cell>
          <table:table-cell table:style-name="ce26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250" calcext:value-type="float">
            <text:p>3,25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-1770" calcext:value-type="float">
            <text:p><text:s/>－1,770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667" calcext:value-type="float">
            <text:p>3,667</text:p>
          </table:table-cell>
          <table:table-cell table:style-name="ce27" office:value-type="float" office:value="416" calcext:value-type="float">
            <text:p>416</text:p>
          </table:table-cell>
          <table:table-cell table:style-name="ce27" office:value-type="float" office:value="969" calcext:value-type="float">
            <text:p>96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54" calcext:value-type="float">
            <text:p>154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305" calcext:value-type="float">
            <text:p>305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87" calcext:value-type="float">
            <text:p>1,487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546" calcext:value-type="float">
            <text:p>4,546</text:p>
          </table:table-cell>
          <table:table-cell table:style-name="ce27" office:value-type="float" office:value="744" calcext:value-type="float">
            <text:p>744</text:p>
          </table:table-cell>
          <table:table-cell table:style-name="ce27" office:value-type="float" office:value="1419" calcext:value-type="float">
            <text:p>1,41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65" calcext:value-type="float">
            <text:p>265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341" calcext:value-type="float">
            <text:p>341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87" calcext:value-type="float">
            <text:p>1,487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-879" calcext:value-type="float">
            <text:p><text:s/>－879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4457" calcext:value-type="float">
            <text:p>4,457</text:p>
          </table:table-cell>
          <table:table-cell table:style-name="ce28" office:value-type="float" office:value="512" calcext:value-type="float">
            <text:p>512</text:p>
          </table:table-cell>
          <table:table-cell table:style-name="ce28" office:value-type="float" office:value="1196" calcext:value-type="float">
            <text:p>1,19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63" calcext:value-type="float">
            <text:p>1,763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348" calcext:value-type="float">
            <text:p>5,348</text:p>
          </table:table-cell>
          <table:table-cell table:style-name="ce28" office:value-type="float" office:value="1017" calcext:value-type="float">
            <text:p>1,017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63" calcext:value-type="float">
            <text:p>1,76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-891" calcext:value-type="float">
            <text:p><text:s/>－891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7839" calcext:value-type="float">
            <text:p>7,839</text:p>
          </table:table-cell>
          <table:table-cell table:style-name="ce26" office:value-type="float" office:value="314" calcext:value-type="float">
            <text:p>314</text:p>
          </table:table-cell>
          <table:table-cell table:style-name="ce26" office:value-type="float" office:value="1350" calcext:value-type="float">
            <text:p>1,350</text:p>
          </table:table-cell>
          <table:table-cell table:style-name="ce26" office:value-type="float" office:value="558" calcext:value-type="float">
            <text:p>55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1042" calcext:value-type="float">
            <text:p>1,042</text:p>
          </table:table-cell>
          <table:table-cell table:style-name="ce26" office:value-type="float" office:value="85" calcext:value-type="float">
            <text:p>8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906" calcext:value-type="float">
            <text:p>3,906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170" calcext:value-type="float">
            <text:p>7,170</text:p>
          </table:table-cell>
          <table:table-cell table:style-name="ce26" office:value-type="float" office:value="464" calcext:value-type="float">
            <text:p>464</text:p>
          </table:table-cell>
          <table:table-cell table:style-name="ce26" office:value-type="float" office:value="942" calcext:value-type="float">
            <text:p>942</text:p>
          </table:table-cell>
          <table:table-cell table:style-name="ce26" office:value-type="float" office:value="345" calcext:value-type="float">
            <text:p>34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938" calcext:value-type="float">
            <text:p>938</text:p>
          </table:table-cell>
          <table:table-cell table:style-name="ce26" office:value-type="float" office:value="39" calcext:value-type="float">
            <text:p>3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906" calcext:value-type="float">
            <text:p>3,90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669" calcext:value-type="float">
            <text:p>669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675" calcext:value-type="float">
            <text:p>3,675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595" calcext:value-type="float">
            <text:p>595</text:p>
          </table:table-cell>
          <table:table-cell table:style-name="ce27" office:value-type="float" office:value="265" calcext:value-type="float">
            <text:p>26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481" calcext:value-type="float">
            <text:p>481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81" calcext:value-type="float">
            <text:p>1,88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415" calcext:value-type="float">
            <text:p>3,415</text:p>
          </table:table-cell>
          <table:table-cell table:style-name="ce27" office:value-type="float" office:value="209" calcext:value-type="float">
            <text:p>209</text:p>
          </table:table-cell>
          <table:table-cell table:style-name="ce27" office:value-type="float" office:value="449" calcext:value-type="float">
            <text:p>449</text:p>
          </table:table-cell>
          <table:table-cell table:style-name="ce27" office:value-type="float" office:value="154" calcext:value-type="float">
            <text:p>15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452" calcext:value-type="float">
            <text:p>452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81" calcext:value-type="float">
            <text:p>1,881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260" calcext:value-type="float">
            <text:p>260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164" calcext:value-type="float">
            <text:p>4,164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25" calcext:value-type="float">
            <text:p>2,025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755" calcext:value-type="float">
            <text:p>3,755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486" calcext:value-type="float">
            <text:p>486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25" calcext:value-type="float">
            <text:p>2,025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6" office:value-type="float" office:value="409" calcext:value-type="float">
            <text:p>409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0157" calcext:value-type="float">
            <text:p>10,157</text:p>
          </table:table-cell>
          <table:table-cell table:style-name="ce26" office:value-type="float" office:value="379" calcext:value-type="float">
            <text:p>379</text:p>
          </table:table-cell>
          <table:table-cell table:style-name="ce26" office:value-type="float" office:value="349" calcext:value-type="float">
            <text:p>349</text:p>
          </table:table-cell>
          <table:table-cell table:style-name="ce26" office:value-type="float" office:value="262" calcext:value-type="float">
            <text:p>262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2058" calcext:value-type="float">
            <text:p>2,058</text:p>
          </table:table-cell>
          <table:table-cell table:style-name="ce26" office:value-type="float" office:value="70" calcext:value-type="float">
            <text:p>7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207" calcext:value-type="float">
            <text:p>6,207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416" calcext:value-type="float">
            <text:p>9,416</text:p>
          </table:table-cell>
          <table:table-cell table:style-name="ce26" office:value-type="float" office:value="612" calcext:value-type="float">
            <text:p>612</text:p>
          </table:table-cell>
          <table:table-cell table:style-name="ce26" office:value-type="float" office:value="333" calcext:value-type="float">
            <text:p>333</text:p>
          </table:table-cell>
          <table:table-cell table:style-name="ce26" office:value-type="float" office:value="206" calcext:value-type="float">
            <text:p>206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1442" calcext:value-type="float">
            <text:p>1,442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207" calcext:value-type="float">
            <text:p>6,20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741" calcext:value-type="float">
            <text:p>741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621" calcext:value-type="float">
            <text:p>4,621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158" calcext:value-type="float">
            <text:p>158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133" calcext:value-type="float">
            <text:p>133</text:p>
          </table:table-cell>
          <table:table-cell table:style-name="ce27" office:value-type="float" office:value="955" calcext:value-type="float">
            <text:p>955</text:p>
          </table:table-cell>
          <table:table-cell table:style-name="ce27" office:value-type="float" office:value="39" calcext:value-type="float">
            <text:p>3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795" calcext:value-type="float">
            <text:p>2,795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271" calcext:value-type="float">
            <text:p>4,271</text:p>
          </table:table-cell>
          <table:table-cell table:style-name="ce27" office:value-type="float" office:value="262" calcext:value-type="float">
            <text:p>262</text:p>
          </table:table-cell>
          <table:table-cell table:style-name="ce27" office:value-type="float" office:value="156" calcext:value-type="float">
            <text:p>156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674" calcext:value-type="float">
            <text:p>674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795" calcext:value-type="float">
            <text:p>2,795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350" calcext:value-type="float">
            <text:p>350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536" calcext:value-type="float">
            <text:p>5,536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103" calcext:value-type="float">
            <text:p>1,103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412" calcext:value-type="float">
            <text:p>3,412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145" calcext:value-type="float">
            <text:p>5,145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412" calcext:value-type="float">
            <text:p>3,41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391" calcext:value-type="float">
            <text:p>391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5867" calcext:value-type="float">
            <text:p>5,867</text:p>
          </table:table-cell>
          <table:table-cell table:style-name="ce26" office:value-type="float" office:value="188" calcext:value-type="float">
            <text:p>188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77" calcext:value-type="float">
            <text:p>577</text:p>
          </table:table-cell>
          <table:table-cell table:style-name="ce26" office:value-type="float" office:value="598" calcext:value-type="float">
            <text:p>598</text:p>
          </table:table-cell>
          <table:table-cell table:style-name="ce26" office:value-type="float" office:value="36" calcext:value-type="float">
            <text:p>3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783" calcext:value-type="float">
            <text:p>3,783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627" calcext:value-type="float">
            <text:p>5,627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491" calcext:value-type="float">
            <text:p>491</text:p>
          </table:table-cell>
          <table:table-cell table:style-name="ce26" office:value-type="float" office:value="25" calcext:value-type="float">
            <text:p>2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783" calcext:value-type="float">
            <text:p>3,78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240" calcext:value-type="float">
            <text:p>240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748" calcext:value-type="float">
            <text:p>2,748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77" calcext:value-type="float">
            <text:p>277</text:p>
          </table:table-cell>
          <table:table-cell table:style-name="ce27" office:value-type="float" office:value="283" calcext:value-type="float">
            <text:p>283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54" calcext:value-type="float">
            <text:p>1,754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629" calcext:value-type="float">
            <text:p>2,629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231" calcext:value-type="float">
            <text:p>231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54" calcext:value-type="float">
            <text:p>1,754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119" calcext:value-type="float">
            <text:p>119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119" calcext:value-type="float">
            <text:p>3,119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29" calcext:value-type="float">
            <text:p>2,029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998" calcext:value-type="float">
            <text:p>2,998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29" calcext:value-type="float">
            <text:p>2,02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121" calcext:value-type="float">
            <text:p>121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8437" calcext:value-type="float">
            <text:p>8,437</text:p>
          </table:table-cell>
          <table:table-cell table:style-name="ce26" office:value-type="float" office:value="461" calcext:value-type="float">
            <text:p>461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90" calcext:value-type="float">
            <text:p>1,090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522" calcext:value-type="float">
            <text:p>5,522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701" calcext:value-type="float">
            <text:p>8,701</text:p>
          </table:table-cell>
          <table:table-cell table:style-name="ce26" office:value-type="float" office:value="646" calcext:value-type="float">
            <text:p>646</text:p>
          </table:table-cell>
          <table:table-cell table:style-name="ce26" office:value-type="float" office:value="266" calcext:value-type="float">
            <text:p>266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577" calcext:value-type="float">
            <text:p>57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40" calcext:value-type="float">
            <text:p>1,040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522" calcext:value-type="float">
            <text:p>5,522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-264" calcext:value-type="float">
            <text:p><text:s/>－264</text:p>
          </table:table-cell>
          <table:table-cell table:style-name="ce51" table:number-columns-repeated="1635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859" calcext:value-type="float">
            <text:p>3,859</text:p>
          </table:table-cell>
          <table:table-cell table:style-name="ce27" office:value-type="float" office:value="196" calcext:value-type="float">
            <text:p>196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20" calcext:value-type="float">
            <text:p>520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91" calcext:value-type="float">
            <text:p>2,491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951" calcext:value-type="float">
            <text:p>3,951</text:p>
          </table:table-cell>
          <table:table-cell table:style-name="ce27" office:value-type="float" office:value="279" calcext:value-type="float">
            <text:p>279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133" calcext:value-type="float">
            <text:p>133</text:p>
          </table:table-cell>
          <table:table-cell table:style-name="ce27" office:value-type="float" office:value="277" calcext:value-type="float">
            <text:p>27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95" calcext:value-type="float">
            <text:p>495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91" calcext:value-type="float">
            <text:p>2,491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92" calcext:value-type="float">
            <text:p><text:s/>－92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4578" calcext:value-type="float">
            <text:p>4,578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031" calcext:value-type="float">
            <text:p>3,031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750" calcext:value-type="float">
            <text:p>4,750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031" calcext:value-type="float">
            <text:p>3,03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-172" calcext:value-type="float">
            <text:p><text:s/>－172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17931" calcext:value-type="float">
            <text:p><text:s text:c="3"/>17,931</text:p>
          </table:table-cell>
          <table:table-cell table:style-name="ce29" office:value-type="float" office:value="626" calcext:value-type="float">
            <text:p><text:s text:c="3"/>626</text:p>
          </table:table-cell>
          <table:table-cell table:style-name="ce29" office:value-type="float" office:value="1382" calcext:value-type="float">
            <text:p><text:s text:c="3"/>1,382</text:p>
          </table:table-cell>
          <table:table-cell table:style-name="ce29" office:value-type="float" office:value="698" calcext:value-type="float">
            <text:p><text:s text:c="3"/>698</text:p>
          </table:table-cell>
          <table:table-cell table:style-name="ce29" office:value-type="float" office:value="938" calcext:value-type="float">
            <text:p><text:s text:c="3"/>938</text:p>
          </table:table-cell>
          <table:table-cell table:style-name="ce29" office:value-type="float" office:value="1442" calcext:value-type="float">
            <text:p><text:s text:c="3"/>1,442</text:p>
          </table:table-cell>
          <table:table-cell table:style-name="ce29" office:value-type="float" office:value="491" calcext:value-type="float">
            <text:p><text:s text:c="3"/>491</text:p>
          </table:table-cell>
          <table:table-cell table:style-name="ce29" office:value-type="float" office:value="1040" calcext:value-type="float">
            <text:p><text:s text:c="3"/>1,040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23" calcext:value-type="float">
            <text:p><text:s text:c="3"/>123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960" calcext:value-type="float">
            <text:p><text:s text:c="3"/>2,960</text:p>
          </table:table-cell>
          <table:table-cell table:style-name="ce29" office:value-type="float" office:value="8031" calcext:value-type="float">
            <text:p><text:s text:c="3"/>8,031</text:p>
          </table:table-cell>
          <table:table-cell table:style-name="ce29" office:value-type="float" office:value="198" calcext:value-type="float">
            <text:p><text:s text:c="3"/>198</text:p>
          </table:table-cell>
          <table:table-cell table:style-name="ce29" office:value-type="float" office:value="2" calcext:value-type="float">
            <text:p><text:s text:c="3"/>2</text:p>
          </table:table-cell>
          <table:table-cell table:style-name="ce29" office:value-type="float" office:value="18822" calcext:value-type="float">
            <text:p><text:s text:c="3"/>18,822</text:p>
          </table:table-cell>
          <table:table-cell table:style-name="ce29" office:value-type="float" office:value="914" calcext:value-type="float">
            <text:p><text:s text:c="3"/>914</text:p>
          </table:table-cell>
          <table:table-cell table:style-name="ce29" office:value-type="float" office:value="1327" calcext:value-type="float">
            <text:p><text:s text:c="3"/>1,327</text:p>
          </table:table-cell>
          <table:table-cell table:style-name="ce29" office:value-type="float" office:value="681" calcext:value-type="float">
            <text:p><text:s text:c="3"/>681</text:p>
          </table:table-cell>
          <table:table-cell table:style-name="ce29" office:value-type="float" office:value="1042" calcext:value-type="float">
            <text:p><text:s text:c="3"/>1,042</text:p>
          </table:table-cell>
          <table:table-cell table:style-name="ce29" office:value-type="float" office:value="2058" calcext:value-type="float">
            <text:p><text:s text:c="3"/>2,058</text:p>
          </table:table-cell>
          <table:table-cell table:style-name="ce29" office:value-type="float" office:value="598" calcext:value-type="float">
            <text:p><text:s text:c="3"/>598</text:p>
          </table:table-cell>
          <table:table-cell table:style-name="ce29" office:value-type="float" office:value="1090" calcext:value-type="float">
            <text:p><text:s text:c="3"/>1,090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00" calcext:value-type="float">
            <text:p><text:s text:c="3"/>100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960" calcext:value-type="float">
            <text:p><text:s text:c="3"/>2,960</text:p>
          </table:table-cell>
          <table:table-cell table:style-name="ce29" office:value-type="float" office:value="8031" calcext:value-type="float">
            <text:p><text:s text:c="3"/>8,031</text:p>
          </table:table-cell>
          <table:table-cell table:style-name="ce29" office:value-type="float" office:value="16" calcext:value-type="float">
            <text:p><text:s text:c="3"/>16</text:p>
          </table:table-cell>
          <table:table-cell table:style-name="ce26" office:value-type="float" office:value="5" calcext:value-type="float">
            <text:p>5</text:p>
          </table:table-cell>
          <table:table-cell table:style-name="ce45" office:value-type="float" office:value="-891" calcext:value-type="float">
            <text:p><text:s/>－891</text:p>
          </table:table-cell>
          <table:table-cell table:style-name="ce51" table:number-columns-repeated="1635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8298" calcext:value-type="float">
            <text:p><text:s text:c="3"/>8,298</text:p>
          </table:table-cell>
          <table:table-cell table:style-name="ce30" office:value-type="float" office:value="295" calcext:value-type="float">
            <text:p><text:s text:c="3"/>295</text:p>
          </table:table-cell>
          <table:table-cell table:style-name="ce30" office:value-type="float" office:value="671" calcext:value-type="float">
            <text:p><text:s text:c="3"/>671</text:p>
          </table:table-cell>
          <table:table-cell table:style-name="ce30" office:value-type="float" office:value="341" calcext:value-type="float">
            <text:p><text:s text:c="3"/>34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674" calcext:value-type="float">
            <text:p><text:s text:c="3"/>674</text:p>
          </table:table-cell>
          <table:table-cell table:style-name="ce30" office:value-type="float" office:value="231" calcext:value-type="float">
            <text:p><text:s text:c="3"/>231</text:p>
          </table:table-cell>
          <table:table-cell table:style-name="ce30" office:value-type="float" office:value="495" calcext:value-type="float">
            <text:p><text:s text:c="3"/>495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69" calcext:value-type="float">
            <text:p><text:s text:c="3"/>69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314" calcext:value-type="float">
            <text:p><text:s text:c="3"/>1,314</text:p>
          </table:table-cell>
          <table:table-cell table:style-name="ce30" office:value-type="float" office:value="3681" calcext:value-type="float">
            <text:p><text:s text:c="3"/>3,681</text:p>
          </table:table-cell>
          <table:table-cell table:style-name="ce30" office:value-type="float" office:value="75" calcext:value-type="float">
            <text:p><text:s text:c="3"/>75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8642" calcext:value-type="float">
            <text:p><text:s text:c="3"/>8,642</text:p>
          </table:table-cell>
          <table:table-cell table:style-name="ce30" office:value-type="float" office:value="403" calcext:value-type="float">
            <text:p><text:s text:c="3"/>403</text:p>
          </table:table-cell>
          <table:table-cell table:style-name="ce30" office:value-type="float" office:value="628" calcext:value-type="float">
            <text:p><text:s text:c="3"/>628</text:p>
          </table:table-cell>
          <table:table-cell table:style-name="ce30" office:value-type="float" office:value="305" calcext:value-type="float">
            <text:p><text:s text:c="3"/>305</text:p>
          </table:table-cell>
          <table:table-cell table:style-name="ce30" office:value-type="float" office:value="481" calcext:value-type="float">
            <text:p><text:s text:c="3"/>481</text:p>
          </table:table-cell>
          <table:table-cell table:style-name="ce30" office:value-type="float" office:value="955" calcext:value-type="float">
            <text:p><text:s text:c="3"/>955</text:p>
          </table:table-cell>
          <table:table-cell table:style-name="ce30" office:value-type="float" office:value="283" calcext:value-type="float">
            <text:p><text:s text:c="3"/>283</text:p>
          </table:table-cell>
          <table:table-cell table:style-name="ce30" office:value-type="float" office:value="520" calcext:value-type="float">
            <text:p><text:s text:c="3"/>520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61" calcext:value-type="float">
            <text:p><text:s text:c="3"/>61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314" calcext:value-type="float">
            <text:p><text:s text:c="3"/>1,314</text:p>
          </table:table-cell>
          <table:table-cell table:style-name="ce30" office:value-type="float" office:value="3681" calcext:value-type="float">
            <text:p><text:s text:c="3"/>3,681</text:p>
          </table:table-cell>
          <table:table-cell table:style-name="ce30" office:value-type="float" office:value="6" calcext:value-type="float">
            <text:p><text:s text:c="3"/>6</text:p>
          </table:table-cell>
          <table:table-cell table:style-name="ce27" office:value-type="float" office:value="5" calcext:value-type="float">
            <text:p>5</text:p>
          </table:table-cell>
          <table:table-cell table:style-name="ce46" office:value-type="float" office:value="-344" calcext:value-type="float">
            <text:p><text:s/>－344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9633" calcext:value-type="float">
            <text:p><text:s text:c="3"/>9,633</text:p>
          </table:table-cell>
          <table:table-cell table:style-name="ce31" office:value-type="float" office:value="331" calcext:value-type="float">
            <text:p><text:s text:c="3"/>331</text:p>
          </table:table-cell>
          <table:table-cell table:style-name="ce31" office:value-type="float" office:value="711" calcext:value-type="float">
            <text:p><text:s text:c="3"/>711</text:p>
          </table:table-cell>
          <table:table-cell table:style-name="ce31" office:value-type="float" office:value="357" calcext:value-type="float">
            <text:p><text:s text:c="3"/>357</text:p>
          </table:table-cell>
          <table:table-cell table:style-name="ce31" office:value-type="float" office:value="486" calcext:value-type="float">
            <text:p><text:s text:c="3"/>486</text:p>
          </table:table-cell>
          <table:table-cell table:style-name="ce31" office:value-type="float" office:value="768" calcext:value-type="float">
            <text:p><text:s text:c="3"/>768</text:p>
          </table:table-cell>
          <table:table-cell table:style-name="ce31" office:value-type="float" office:value="260" calcext:value-type="float">
            <text:p><text:s text:c="3"/>260</text:p>
          </table:table-cell>
          <table:table-cell table:style-name="ce31" office:value-type="float" office:value="545" calcext:value-type="float">
            <text:p><text:s text:c="3"/>545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54" calcext:value-type="float">
            <text:p><text:s text:c="3"/>54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646" calcext:value-type="float">
            <text:p><text:s text:c="3"/>1,646</text:p>
          </table:table-cell>
          <table:table-cell table:style-name="ce31" office:value-type="float" office:value="4350" calcext:value-type="float">
            <text:p><text:s text:c="3"/>4,350</text:p>
          </table:table-cell>
          <table:table-cell table:style-name="ce31" office:value-type="float" office:value="123" calcext:value-type="float">
            <text:p><text:s text:c="3"/>123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10180" calcext:value-type="float">
            <text:p><text:s text:c="3"/>10,180</text:p>
          </table:table-cell>
          <table:table-cell table:style-name="ce31" office:value-type="float" office:value="511" calcext:value-type="float">
            <text:p><text:s text:c="3"/>511</text:p>
          </table:table-cell>
          <table:table-cell table:style-name="ce31" office:value-type="float" office:value="699" calcext:value-type="float">
            <text:p><text:s text:c="3"/>699</text:p>
          </table:table-cell>
          <table:table-cell table:style-name="ce31" office:value-type="float" office:value="376" calcext:value-type="float">
            <text:p><text:s text:c="3"/>376</text:p>
          </table:table-cell>
          <table:table-cell table:style-name="ce31" office:value-type="float" office:value="561" calcext:value-type="float">
            <text:p><text:s text:c="3"/>561</text:p>
          </table:table-cell>
          <table:table-cell table:style-name="ce31" office:value-type="float" office:value="1103" calcext:value-type="float">
            <text:p><text:s text:c="3"/>1,103</text:p>
          </table:table-cell>
          <table:table-cell table:style-name="ce31" office:value-type="float" office:value="315" calcext:value-type="float">
            <text:p><text:s text:c="3"/>315</text:p>
          </table:table-cell>
          <table:table-cell table:style-name="ce31" office:value-type="float" office:value="570" calcext:value-type="float">
            <text:p><text:s text:c="3"/>57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9" calcext:value-type="float">
            <text:p><text:s text:c="3"/>39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646" calcext:value-type="float">
            <text:p><text:s text:c="3"/>1,646</text:p>
          </table:table-cell>
          <table:table-cell table:style-name="ce31" office:value-type="float" office:value="4350" calcext:value-type="float">
            <text:p><text:s text:c="3"/>4,350</text:p>
          </table:table-cell>
          <table:table-cell table:style-name="ce31" office:value-type="float" office:value="10" calcext:value-type="float">
            <text:p><text:s text:c="3"/>10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-547" calcext:value-type="float">
            <text:p><text:s/>－547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75" calcext:value-type="float">
            <text:p>1,67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997" calcext:value-type="float">
            <text:p>99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84" calcext:value-type="float">
            <text:p>1,684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997" calcext:value-type="float">
            <text:p>99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9" calcext:value-type="float">
            <text:p><text:s/>－9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4" calcext:value-type="float">
            <text:p>4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85" calcext:value-type="float">
            <text:p>88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533" calcext:value-type="float">
            <text:p>53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98" calcext:value-type="float">
            <text:p>898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533" calcext:value-type="float">
            <text:p>53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13" calcext:value-type="float">
            <text:p><text:s/>－13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88" calcext:value-type="float">
            <text:p>1,48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39" calcext:value-type="float">
            <text:p>1,439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5" calcext:value-type="float">
            <text:p>355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49" calcext:value-type="float">
            <text:p>49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04" calcext:value-type="float">
            <text:p>70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45" calcext:value-type="float">
            <text:p>245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8" office:value-type="float" office:value="50" calcext:value-type="float">
            <text:p>50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84" calcext:value-type="float">
            <text:p>784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85" calcext:value-type="float">
            <text:p>785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1" calcext:value-type="float">
            <text:p><text:s/>－1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67" calcext:value-type="float">
            <text:p>1,26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12" calcext:value-type="float">
            <text:p>1,312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45" calcext:value-type="float">
            <text:p><text:s/>－45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6" calcext:value-type="float">
            <text:p>6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59" calcext:value-type="float">
            <text:p>65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262" calcext:value-type="float">
            <text:p>26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1" calcext:value-type="float">
            <text:p><text:s/>－51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584" calcext:value-type="float">
            <text:p>2,584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1476" calcext:value-type="float">
            <text:p>1,47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43" calcext:value-type="float">
            <text:p>3,243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737" calcext:value-type="float">
            <text:p>737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1476" calcext:value-type="float">
            <text:p>1,47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659" calcext:value-type="float">
            <text:p><text:s/>－659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48" calcext:value-type="float">
            <text:p>1,14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95" calcext:value-type="float">
            <text:p>1,49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675" calcext:value-type="float">
            <text:p>67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47" calcext:value-type="float">
            <text:p><text:s/>－347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436" calcext:value-type="float">
            <text:p>1,43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801" calcext:value-type="float">
            <text:p>80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48" calcext:value-type="float">
            <text:p>1,748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801" calcext:value-type="float">
            <text:p>80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312" calcext:value-type="float">
            <text:p><text:s/>－312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32" calcext:value-type="float">
            <text:p>1,33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38" calcext:value-type="float">
            <text:p>1,338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6" calcext:value-type="float">
            <text:p><text:s/>－6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247" calcext:value-type="float">
            <text:p>247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00" calcext:value-type="float">
            <text:p>70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09" calcext:value-type="float">
            <text:p>70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9" calcext:value-type="float">
            <text:p><text:s/>－9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82" calcext:value-type="float">
            <text:p>1,482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725" calcext:value-type="float">
            <text:p>72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68" calcext:value-type="float">
            <text:p>1,86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25" calcext:value-type="float">
            <text:p>72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86" calcext:value-type="float">
            <text:p><text:s/>－386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298" calcext:value-type="float">
            <text:p>29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56" calcext:value-type="float">
            <text:p><text:s/>－156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44" calcext:value-type="float">
            <text:p>84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427" calcext:value-type="float">
            <text:p>42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74" calcext:value-type="float">
            <text:p>1,07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427" calcext:value-type="float">
            <text:p>42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230" calcext:value-type="float">
            <text:p><text:s/>－230</text:p>
          </table:table-cell>
          <table:table-cell table:style-name="ce51" table:number-columns-repeated="1635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01" calcext:value-type="float">
            <text:p>90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78" calcext:value-type="float">
            <text:p>97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209" calcext:value-type="float">
            <text:p>20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77" calcext:value-type="float">
            <text:p><text:s/>－77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95" calcext:value-type="float">
            <text:p>9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9" calcext:value-type="float">
            <text:p><text:s/>－49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89" calcext:value-type="float">
            <text:p>48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1" calcext:value-type="float">
            <text:p>3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17" calcext:value-type="float">
            <text:p>51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114" calcext:value-type="float">
            <text:p>11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8" calcext:value-type="float">
            <text:p><text:s/>－28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85" calcext:value-type="float">
            <text:p>1,98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970" calcext:value-type="float">
            <text:p>97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14" calcext:value-type="float">
            <text:p>2,114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970" calcext:value-type="float">
            <text:p>97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-129" calcext:value-type="float">
            <text:p><text:s/>－129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69" calcext:value-type="float">
            <text:p>969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28" calcext:value-type="float">
            <text:p>2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54" calcext:value-type="float">
            <text:p><text:s/>－54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70" calcext:value-type="float">
            <text:p>1,07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520" calcext:value-type="float">
            <text:p>5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45" calcext:value-type="float">
            <text:p>1,145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520" calcext:value-type="float">
            <text:p>52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75" calcext:value-type="float">
            <text:p><text:s/>－75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94" calcext:value-type="float">
            <text:p>59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06" calcext:value-type="float">
            <text:p>60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2" calcext:value-type="float">
            <text:p><text:s/>－12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02" calcext:value-type="float">
            <text:p>10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11" calcext:value-type="float">
            <text:p><text:s/>－11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123" calcext:value-type="float">
            <text:p>12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" calcext:value-type="float">
            <text:p><text:s/>－1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90" calcext:value-type="float">
            <text:p>99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562" calcext:value-type="float">
            <text:p>56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42" calcext:value-type="float">
            <text:p>1,14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562" calcext:value-type="float">
            <text:p>56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-152" calcext:value-type="float">
            <text:p><text:s/>－152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5" calcext:value-type="float">
            <text:p>50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251" calcext:value-type="float">
            <text:p>25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8" office:value-type="float" office:value="-49" calcext:value-type="float">
            <text:p><text:s/>－49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34" calcext:value-type="float">
            <text:p>53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311" calcext:value-type="float">
            <text:p>31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03" calcext:value-type="float">
            <text:p><text:s/>－103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38" calcext:value-type="float">
            <text:p>13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38" calcext:value-type="float">
            <text:p>13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70" calcext:value-type="float">
            <text:p>70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9" calcext:value-type="float">
            <text:p>6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69" calcext:value-type="float">
            <text:p>6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0" calcext:value-type="float">
            <text:p>30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69" calcext:value-type="float">
            <text:p>6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69" calcext:value-type="float">
            <text:p>6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40" calcext:value-type="float">
            <text:p>40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03" calcext:value-type="float">
            <text:p>1,10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568" calcext:value-type="float">
            <text:p>56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83" calcext:value-type="float">
            <text:p>1,183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2"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568" calcext:value-type="float">
            <text:p>56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80" calcext:value-type="float">
            <text:p><text:s/>－80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16" calcext:value-type="float">
            <text:p>51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7" calcext:value-type="float">
            <text:p>52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58" calcext:value-type="float">
            <text:p>25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1" calcext:value-type="float">
            <text:p><text:s/>－11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87" calcext:value-type="float">
            <text:p>58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56" calcext:value-type="float">
            <text:p>656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2"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69" calcext:value-type="float">
            <text:p><text:s/>－69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90" calcext:value-type="float">
            <text:p>1,29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1" calcext:value-type="float">
            <text:p>421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49" calcext:value-type="float">
            <text:p>949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430" calcext:value-type="float">
            <text:p>43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41" calcext:value-type="float">
            <text:p>341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13" calcext:value-type="float">
            <text:p>61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2" table:style-name="ce33" office:value-type="float" office:value="22" calcext:value-type="float">
            <text:p>2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205" calcext:value-type="float">
            <text:p>20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57" calcext:value-type="float">
            <text:p>157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77" calcext:value-type="float">
            <text:p>67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93" calcext:value-type="float">
            <text:p>493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225" calcext:value-type="float">
            <text:p>22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84" calcext:value-type="float">
            <text:p>184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83" calcext:value-type="float">
            <text:p>78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7" calcext:value-type="float">
            <text:p>327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9" calcext:value-type="float">
            <text:p>579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2" table:style-name="ce32" office:value-type="float" office:value="12" calcext:value-type="float">
            <text:p>1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227" calcext:value-type="float">
            <text:p>22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04" calcext:value-type="float">
            <text:p>204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15" calcext:value-type="float">
            <text:p>1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107" calcext:value-type="float">
            <text:p>10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83" calcext:value-type="float">
            <text:p>83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37" calcext:value-type="float">
            <text:p>43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120" calcext:value-type="float">
            <text:p>12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21" calcext:value-type="float">
            <text:p>121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547" calcext:value-type="float">
            <text:p>547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100" calcext:value-type="float">
            <text:p>10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23" calcext:value-type="float">
            <text:p>723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123" calcext:value-type="float">
            <text:p>12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-176" calcext:value-type="float">
            <text:p><text:s/>－176</text:p>
          </table:table-cell>
          <table:table-cell table:style-name="ce51" table:number-columns-repeated="1635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14" calcext:value-type="float">
            <text:p>314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61" calcext:value-type="float">
            <text:p>6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89" calcext:value-type="float">
            <text:p>38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69" calcext:value-type="float">
            <text:p>6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87" calcext:value-type="float">
            <text:p>8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75" calcext:value-type="float">
            <text:p><text:s/>－75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54" calcext:value-type="float">
            <text:p>5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-101" calcext:value-type="float">
            <text:p><text:s/>－101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31" calcext:value-type="float">
            <text:p>43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73" calcext:value-type="float">
            <text:p>7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39" calcext:value-type="float">
            <text:p>63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97" calcext:value-type="float">
            <text:p>9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208" calcext:value-type="float">
            <text:p><text:s/>－208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3" calcext:value-type="float">
            <text:p>43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56" calcext:value-type="float">
            <text:p>5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2" calcext:value-type="float">
            <text:p>8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06" calcext:value-type="float">
            <text:p><text:s/>－106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1" calcext:value-type="float">
            <text:p>4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102" calcext:value-type="float">
            <text:p><text:s/>－102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2" calcext:value-type="float">
            <text:p>32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1" calcext:value-type="float">
            <text:p>31</text:p>
          </table:table-cell>
          <table:table-cell table:style-name="ce51" table:number-columns-repeated="1635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" calcext:value-type="float">
            <text:p>1</text:p>
          </table:table-cell>
          <table:table-cell table:style-name="ce51" table:number-columns-repeated="1635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224"/>
        </table:table-row>
        <table:table-row table:style-name="ro6" table:number-rows-repeated="4">
          <table:table-cell table:number-columns-repeated="257"/>
        </table:table-row>
        <table:table-row table:style-name="ro10" table:number-rows-repeated="1048489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Titles" table:base-cell-address="$'11-遷徙'.$A$1" table:cell-range-address="$'11-遷徙'.$1:.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9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fill-character> </number:fill-character>
      <number:number number:decimal-places="0" number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61P1" style:volatile="true">
      <number:text> －</number:text>
      <number:fill-character> </number:fill-character>
      <number:number number:decimal-places="0" number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24.2.7.2$Linux_X86_64 LibreOffice_project/420$Build-2</meta:generator>
  </office:meta>
</office:document-meta>
</file>